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20aff9"/>
    </style:style>
    <style:style style:name="T2" style:family="text">
      <style:text-properties officeooo:rsid="00227ed6"/>
    </style:style>
    <style:style style:name="T3" style:family="text">
      <style:text-properties officeooo:rsid="0024373e"/>
    </style:style>
    <style:style style:name="T4" style:family="text">
      <style:text-properties officeooo:rsid="0025f21a"/>
    </style:style>
    <style:style style:name="T5" style:family="text">
      <style:text-properties officeooo:rsid="0027c0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<text:span text:style-name="T5">A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11-12T00:14:07.714564232</meta:print-date>
    <dc:date>2019-11-12T00:56:39.304764674</dc:date>
    <meta:editing-duration>PT1H12M36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" meta:character-count="3" meta:non-whitespace-character-count="2"/>
  </office:meta>
</office:document-meta>
</file>